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1fc4" officeooo:paragraph-rsid="001a1fc4"/>
    </style:style>
    <style:style style:name="P2" style:family="paragraph" style:parent-style-name="Standard">
      <style:text-properties officeooo:rsid="001a5f11" officeooo:paragraph-rsid="001a5f11"/>
    </style:style>
    <style:style style:name="P3" style:family="paragraph" style:parent-style-name="Standard">
      <style:text-properties officeooo:rsid="001ae581" officeooo:paragraph-rsid="001ae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1</text:p>
      <text:p text:style-name="P1">Teste2</text:p>
      <text:p text:style-name="P1">Teste3</text:p>
      <text:p text:style-name="P1">Teste4</text:p>
      <text:p text:style-name="P2">Teste5</text:p>
      <text:p text:style-name="P3">Teste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56:49.779000000</meta:creation-date>
    <dc:date>2015-08-11T16:35:57.398000000</dc:date>
    <meta:editing-duration>PT28S</meta:editing-duration>
    <meta:editing-cycles>3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6" meta:word-count="6" meta:character-count="36" meta:non-whitespace-character-count="36"/>
  </office:meta>
</office:document-meta>
</file>